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ed obliczem Pana</text:span><text:span text:style-name="T1"><text:line-break/></text:span><text:span text:style-name="T1">uniżmy się./ x2</text:span><text:span text:style-name="T1"><text:line-break/></text:span><text:span text:style-name="T1"><text:line-break/></text:span><text:span text:style-name="T1">ref. Pan sam</text:span><text:span text:style-name="T1"><text:line-break/></text:span><text:span text:style-name="T1">wywyższy nas.</text:span><text:span text:style-name="T1"><text:line-break/></text:span><text:span text:style-name="T1">Jego jest ziemia i czas</text:span><text:span text:style-name="T1"><text:line-break/></text:span><text:span text:style-name="T1">Pan sam wywyżs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szystkie swoje troski</text:span><text:span text:style-name="T1"><text:line-break/></text:span><text:span text:style-name="T1">oddajmy Mu.</text:span><text:span text:style-name="T1"><text:line-break/></text:span><text:span text:style-name="T1"><text:line-break/></text:span><text:span text:style-name="T1">ref. Pan sam</text:span><text:span text:style-name="T1"><text:line-break/></text:span><text:span text:style-name="T1">wywyższy nas.</text:span><text:span text:style-name="T1"><text:line-break/></text:span><text:span text:style-name="T1">Jego jest ziemia i czas</text:span><text:span text:style-name="T1"><text:line-break/></text:span><text:span text:style-name="T1">Pan sam wywyżs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3. Z pokorą stań</text:span><text:span text:style-name="T1"><text:line-break/></text:span><text:span text:style-name="T1">przed Panem swym.</text:span><text:span text:style-name="T1"><text:line-break/></text:span><text:span text:style-name="T1"><text:line-break/></text:span><text:span text:style-name="T1">ref. Pan sam</text:span><text:span text:style-name="T1"><text:line-break/></text:span><text:span text:style-name="T1">wywyższy nas.</text:span><text:span text:style-name="T1"><text:line-break/></text:span><text:span text:style-name="T1">Jego jest ziemia i czas</text:span><text:span text:style-name="T1"><text:line-break/></text:span><text:span text:style-name="T1">Pan sam wywyżs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8:26:26</meta:creation-date>
    <dc:date>2014-12-01T20:50:56.91</dc:date>
    <dc:language>pl-PL</dc:language>
    <meta:editing-cycles>9</meta:editing-cycles>
    <meta:editing-duration>PT6M27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